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domenica, ottobre 18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5">
          <table:table-cell office:value-type="date" office:date-value="2020-10-19T00:00:00" table:style-name="ce3">
            <text:p>lunedì, ottobre 1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Ho sistemato la parte grafica in new_report_activity.xml e in list_report.xml</text:p>
          </table:table-cell>
          <table:table-cell office:value-type="string" table:style-name="ce5">
            <text:p>Non vengono visualizzate le icone degli elementi del report</text:p>
          </table:table-cell>
          <table:table-cell office:value-type="string" table:style-name="ce7">
            <text:p>PHM 8</text:p>
            <text:p>PHM 9</text:p>
          </table:table-cell>
          <table:table-cell table:number-columns-repeated="16379"/>
        </table:table-row>
        <table:table-row table:number-rows-repeated="2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9T14:11:10Z</dc:date>
  </office:meta>
</office:document-meta>
</file>